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254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dash" draw:stroke-dash="Fine_20_Dashed" svg:stroke-color="#ffffff" draw:fill="gradient" draw:fill-color="#cccccc" draw:fill-gradient-name="Grey-Whit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ffffff" draw:fill="gradient" draw:fill-color="#cccccc" draw:fill-gradient-name="White-Grey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family="'Ubuntu Condensed'" style:font-pitch="variable"/>
    </style:style>
    <style:style style:name="P2" style:family="paragraph">
      <style:paragraph-properties fo:line-height="150%" fo:text-align="center"/>
      <style:text-properties fo:font-family="'Ubuntu Condensed'" style:font-pitch="variable"/>
    </style:style>
    <style:style style:name="P3" style:family="paragraph">
      <style:text-properties fo:font-family="'Ubuntu Condensed'" style:font-pitch="variable"/>
    </style:style>
    <style:style style:name="P4" style:family="paragraph">
      <style:text-properties fo:font-family="'Ubuntu Condensed'" style:font-pitch="variable"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fo:font-family="'Ubuntu Condensed'" style:font-pitch="variable"/>
    </style:style>
    <style:style style:name="P7" style:family="paragraph">
      <style:paragraph-properties fo:text-align="center"/>
      <style:text-properties fo:font-family="'Ubuntu Condensed'" style:font-pitch="variable" fo:font-weight="normal" style:font-weight-asian="normal" style:font-weight-complex="normal"/>
    </style:style>
    <style:style style:name="P8" style:family="paragraph">
      <style:text-properties fo:font-family="'Ubuntu Condensed'" style:font-pitch="variable" fo:font-weight="normal" style:font-weight-asian="normal" style:font-weight-complex="normal"/>
    </style:style>
    <style:style style:name="T1" style:family="text">
      <style:text-properties fo:font-family="'Ubuntu Condensed'" style:font-pitch="variable"/>
    </style:style>
    <style:style style:name="T2" style:family="text">
      <style:text-properties fo:font-family="'Ubuntu Condensed'" style:font-pitch="variable"/>
    </style:style>
    <style:style style:name="T3" style:family="text">
      <style:text-properties fo:font-family="'Ubuntu Condensed'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Balloons" svg:width="4.318cm" svg:height="1.27cm" svg:x="8.612cm" svg:y="1.524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Balloons" svg:width="13.478cm" svg:height="12.827cm" svg:x="4.032cm" svg:y="4.3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Balloons" svg:width="8.382cm" svg:height="0.963cm" svg:x="3.513cm" svg:y="3.44cm">
          <draw:text-box>
            <text:p text:style-name="P3"><text:span text:style-name="T1">TRANSFORMATIONS</text:span></text:p>
          </draw:text-box>
        </draw:frame>
        <draw:custom-shape draw:style-name="gr1" draw:text-style-name="P1" xml:id="id2" draw:id="id2" draw:layer="Balloons" svg:width="5.334cm" svg:height="1.27cm" svg:x="8.104cm" svg:y="5.026cm">
          <text:p text:style-name="P1"><text:span text:style-name="T1">CAPTURE LAMB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Balloons" svg:width="8.955cm" svg:height="1.27cm" svg:x="6.294cm" svg:y="7.496cm">
          <text:p text:style-name="P1"><text:span text:style-name="T1">REWRITE POINT-FREE FUNC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Balloons" svg:width="10.479cm" svg:height="1.27cm" svg:x="5.532cm" svg:y="9.985cm">
          <text:p text:style-name="P1"><text:span text:style-name="T1">REWRITE INFIX FUNCTION APPLICA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Balloons" svg:width="10.479cm" svg:height="1.27cm" svg:x="5.532cm" svg:y="12.49cm">
          <text:p text:style-name="P1"><text:span text:style-name="T1">EXPAND FUNCTION APPLICA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Balloons" svg:width="10.479cm" svg:height="1.27cm" svg:x="5.532cm" svg:y="14.983cm">
          <text:p text:style-name="P1"><text:span text:style-name="T1">EXPAND LAMBDA ARGUMEN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Arrows" svg:width="1.524cm" svg:height="1.012cm" svg:x="10.725cm" svg:y="3.163cm">
          <draw:text-box>
            <text:p text:style-name="P4"><text:span text:style-name="T1">AST</text:span></text:p>
          </draw:text-box>
        </draw:frame>
        <draw:frame draw:style-name="gr4" draw:text-style-name="P4" draw:layer="Arrows" svg:width="1.524cm" svg:height="1.012cm" svg:x="10.725cm" svg:y="6.363cm">
          <draw:text-box>
            <text:p text:style-name="P4"><text:span text:style-name="T1">AST</text:span></text:p>
          </draw:text-box>
        </draw:frame>
        <draw:frame draw:style-name="gr4" draw:text-style-name="P4" draw:layer="Arrows" svg:width="1.524cm" svg:height="1.012cm" svg:x="10.725cm" svg:y="8.863cm">
          <draw:text-box>
            <text:p text:style-name="P4"><text:span text:style-name="T1">AST</text:span></text:p>
          </draw:text-box>
        </draw:frame>
        <draw:frame draw:style-name="gr4" draw:text-style-name="P4" draw:layer="Arrows" svg:width="1.524cm" svg:height="1.012cm" svg:x="10.725cm" svg:y="11.363cm">
          <draw:text-box>
            <text:p text:style-name="P4"><text:span text:style-name="T1">AST</text:span></text:p>
          </draw:text-box>
        </draw:frame>
        <draw:frame draw:style-name="gr4" draw:text-style-name="P4" draw:layer="Arrows" svg:width="1.524cm" svg:height="1.012cm" svg:x="10.725cm" svg:y="13.863cm">
          <draw:text-box>
            <text:p text:style-name="P4"><text:span text:style-name="T1">AST</text:span></text:p>
          </draw:text-box>
        </draw:frame>
        <draw:custom-shape draw:style-name="gr5" draw:text-style-name="P2" xml:id="id7" draw:id="id7" draw:layer="Balloons" svg:width="13.478cm" svg:height="3.581cm" svg:x="4.031cm" svg:y="18.5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Balloons" svg:width="8.382cm" svg:height="1.675cm" svg:x="6.715cm" svg:y="18.706cm">
          <draw:text-box>
            <text:p text:style-name="P1"><text:span text:style-name="T1">CODE GENERATION SYSTEM</text:span></text:p>
            <text:p text:style-name="P1"><text:span text:style-name="T1">(NEXT IMAGE)</text:span></text:p>
          </draw:text-box>
        </draw:frame>
        <draw:connector draw:style-name="gr6" draw:text-style-name="P5" draw:layer="Balloons" svg:x1="10.771cm" svg:y1="2.794cm" svg:x2="10.771cm" svg:y2="5.026cm" draw:start-shape="id1" draw:start-glue-point="2" draw:end-shape="id2" draw:end-glue-point="0" svg:d="m10771 2794v2232" svg:viewBox="0 0 1 2233">
          <text:p/>
        </draw:connector>
        <draw:connector draw:style-name="gr6" draw:text-style-name="P5" draw:layer="Balloons" svg:x1="10.771cm" svg:y1="6.296cm" svg:x2="10.771cm" svg:y2="7.496cm" draw:start-shape="id2" draw:start-glue-point="2" draw:end-shape="id3" draw:end-glue-point="0" svg:d="m10771 6296v1200" svg:viewBox="0 0 1 1201">
          <text:p/>
        </draw:connector>
        <draw:connector draw:style-name="gr6" draw:text-style-name="P5" draw:layer="Balloons" svg:x1="10.771cm" svg:y1="8.766cm" svg:x2="10.771cm" svg:y2="9.985cm" draw:start-shape="id3" draw:start-glue-point="2" draw:end-shape="id4" svg:d="m10771 8766v1219" svg:viewBox="0 0 1 1220">
          <text:p/>
        </draw:connector>
        <draw:connector draw:style-name="gr6" draw:text-style-name="P5" draw:layer="Balloons" svg:x1="10.771cm" svg:y1="11.255cm" svg:x2="10.771cm" svg:y2="12.49cm" draw:start-shape="id4" draw:start-glue-point="2" draw:end-shape="id5" svg:d="m10771 11255v1235" svg:viewBox="0 0 1 1236">
          <text:p/>
        </draw:connector>
        <draw:connector draw:style-name="gr6" draw:text-style-name="P5" draw:layer="Balloons" svg:x1="10.771cm" svg:y1="13.76cm" svg:x2="10.771cm" svg:y2="14.983cm" draw:start-shape="id5" draw:end-shape="id6" svg:d="m10771 13760v1223" svg:viewBox="0 0 1 1224">
          <text:p/>
        </draw:connector>
        <draw:connector draw:style-name="gr6" draw:text-style-name="P5" draw:layer="Balloons" svg:x1="10.771cm" svg:y1="16.253cm" svg:x2="10.77cm" svg:y2="18.501cm" draw:start-shape="id6" draw:end-shape="id7" svg:d="m10771 16253v1124h-1v1124" svg:viewBox="0 0 2 2249">
          <text:p/>
        </draw:connector>
      </draw:page>
      <draw:page draw:name="page2" draw:style-name="dp1" draw:master-page-name="Default">
        <draw:custom-shape draw:style-name="gr7" draw:text-style-name="P2" xml:id="id9" draw:id="id9" draw:layer="Balloons" svg:width="13.478cm" svg:height="3.581cm" svg:x="4.03cm" svg:y="1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Balloons" svg:width="5.226cm" svg:height="0.964cm" svg:x="8.227cm" svg:y="4.139cm">
          <draw:text-box>
            <text:p text:style-name="P6"><text:span text:style-name="T2">TRANSFORMATIONS</text:span></text:p>
          </draw:text-box>
        </draw:frame>
        <draw:custom-shape draw:style-name="gr2" draw:text-style-name="P2" draw:layer="Balloons" svg:width="13.478cm" svg:height="12.827cm" svg:x="4.033cm" svg:y="6.8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Balloons" svg:width="8.382cm" svg:height="0.963cm" svg:x="3.014cm" svg:y="5.941cm">
          <draw:text-box>
            <text:p text:style-name="P7"><text:span text:style-name="T3">CODE GENERATION SYSTEM</text:span></text:p>
          </draw:text-box>
        </draw:frame>
        <draw:custom-shape draw:style-name="gr1" draw:text-style-name="P1" xml:id="id8" draw:id="id8" draw:layer="Balloons" svg:width="5.334cm" svg:height="1.27cm" svg:x="4.683cm" svg:y="7.858cm">
          <text:p text:style-name="P1"><text:span text:style-name="T1">TYPE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Balloons" svg:width="6.77cm" svg:height="1.27cm" svg:x="4.229cm" svg:y="10.017cm">
          <text:p text:style-name="P1"><text:span text:style-name="T1">CONTRACT GENERA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Balloons" svg:width="10.479cm" svg:height="1.27cm" svg:x="5.533cm" svg:y="14.991cm">
          <text:p text:style-name="P1"><text:span text:style-name="T1">EXPAND FUNCTION APPLICA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Balloons" svg:width="10.479cm" svg:height="1.27cm" svg:x="5.533cm" svg:y="17.484cm">
          <text:p text:style-name="P1"><text:span text:style-name="T1">EXPAND LAMBDA ARGUMEN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Balloons" svg:width="1.524cm" svg:height="1.012cm" svg:x="10.726cm" svg:y="8.864cm">
          <draw:text-box>
            <text:p text:style-name="P4"><text:span text:style-name="T1">AST</text:span></text:p>
          </draw:text-box>
        </draw:frame>
        <draw:frame draw:style-name="gr4" draw:text-style-name="P4" draw:layer="Balloons" svg:width="1.524cm" svg:height="1.012cm" svg:x="10.726cm" svg:y="11.364cm">
          <draw:text-box>
            <text:p text:style-name="P4"><text:span text:style-name="T1">AST</text:span></text:p>
          </draw:text-box>
        </draw:frame>
        <draw:frame draw:style-name="gr4" draw:text-style-name="P4" draw:layer="Balloons" svg:width="1.524cm" svg:height="1.012cm" svg:x="10.726cm" svg:y="13.864cm">
          <draw:text-box>
            <text:p text:style-name="P4"><text:span text:style-name="T1">AST</text:span></text:p>
          </draw:text-box>
        </draw:frame>
        <draw:frame draw:style-name="gr4" draw:text-style-name="P4" draw:layer="Balloons" svg:width="1.524cm" svg:height="1.012cm" svg:x="10.726cm" svg:y="16.364cm">
          <draw:text-box>
            <text:p text:style-name="P4"><text:span text:style-name="T1">AST</text:span></text:p>
          </draw:text-box>
        </draw:frame>
        <draw:frame draw:style-name="gr9" draw:text-style-name="P4" draw:layer="Balloons" svg:width="1.524cm" svg:height="1.012cm" svg:x="10.726cm" svg:y="5.564cm">
          <draw:text-box>
            <text:p text:style-name="P4"><text:span text:style-name="T1">AST</text:span></text:p>
          </draw:text-box>
        </draw:frame>
        <draw:connector draw:style-name="gr6" draw:text-style-name="P5" draw:layer="Balloons" draw:line-skew="-0.243cm" svg:x1="4.683cm" svg:y1="8.493cm" svg:x2="4.03cm" svg:y2="3.49cm" draw:start-shape="id8" draw:start-glue-point="3" draw:end-shape="id9" svg:d="m4683 8493h-1397v-5003h744" svg:viewBox="0 0 1398 5004">
          <text:p/>
        </draw:connector>
        <draw:frame draw:style-name="gr4" draw:text-style-name="P4" draw:layer="Balloons" svg:width="1.524cm" svg:height="1.012cm" svg:x="10.726cm" svg:y="8.864cm">
          <draw:text-box>
            <text:p text:style-name="P4"><text:span text:style-name="T1">AST</text:span></text:p>
          </draw:text-box>
        </draw:frame>
        <draw:frame draw:style-name="gr9" draw:text-style-name="P4" draw:layer="Balloons" svg:width="3.556cm" svg:height="0.963cm" svg:x="1.127cm" svg:y="8.546cm">
          <draw:text-box>
            <text:p text:style-name="P4"><text:span text:style-name="T1">TYPES</text:span></text:p>
          </draw:text-box>
        </draw:frame>
        <draw:connector draw:style-name="gr6" draw:text-style-name="P5" draw:layer="Balloons" svg:x1="10.769cm" svg:y1="5.281cm" svg:x2="10.017cm" svg:y2="8.493cm" draw:start-shape="id9" draw:end-shape="id8" draw:end-glue-point="1" svg:d="m10769 5281v3212h-752" svg:viewBox="0 0 753 3213">
          <text:p/>
        </draw:connector>
        <draw:custom-shape draw:style-name="gr1" draw:text-style-name="P1" draw:layer="Balloons" svg:width="6.77cm" svg:height="1.27cm" svg:x="4.228cm" svg:y="12.316cm">
          <text:p text:style-name="P1"><text:span text:style-name="T1">CONTRACT INFERENC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ey-White" draw:style="linear" draw:start-color="#cccccc" draw:end-color="#ffffff" draw:start-intensity="100%" draw:end-intensity="100%" draw:angle="0" draw:border="0%"/>
    <draw:gradient draw:name="White-Grey" draw:style="linear" draw:start-color="#ffffff" draw:end-color="#cccccc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center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lloons"/>
      <draw:layer draw:name="Arrow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erend </meta:initial-creator>
    <meta:creation-date>2014-01-11T22:17:15</meta:creation-date>
    <dc:date>2014-01-11T23:01:51</dc:date>
    <dc:creator>Beerend </dc:creator>
    <meta:editing-duration>PT35M2S</meta:editing-duration>
    <meta:editing-cycles>31</meta:editing-cycles>
    <meta:generator>LibreOffice/3.5$Linux_x86 LibreOffice_project/350m1$Build-2</meta:generator>
    <meta:document-statistic meta:object-count="39"/>
  </office:meta>
</office:document-meta>
</file>